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171.89pt"/>
    </style:style>
    <style:style style:name="co3" style:family="table-column">
      <style:table-column-properties fo:break-before="auto" style:column-width="140.09pt"/>
    </style:style>
    <style:style style:name="co4" style:family="table-column">
      <style:table-column-properties fo:break-before="auto" style:column-width="134.39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,<text:span text:style-name="T1">R42</text:span>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0,R11,R12,</text:span>R13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,R20,R21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,R8,R14,R15,R31,R35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<text:span text:style-name="T2">RM1,</text:span>RM2,RM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6,R18,R19,R25,</text:span></text:p>
            <text:p><text:span text:style-name="T3">R32,R36,R37</text:span>,R39,<text:span text:style-name="T1">R44</text:span>,R4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.5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56.2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130k/R0402</text:p>
          </table:table-cell>
          <table:table-cell table:style-name="ce24" office:value-type="string" calcext:value-type="string">
            <text:p>R0402</text:p>
          </table:table-cell>
          <table:table-cell table:style-name="ce24" office:value-type="string" calcext:value-type="string">
            <text:p>R43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7,</text:span>R16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8,C11,C14,C15,</text:span></text:p>
            <text:p><text:span text:style-name="T2">C16,</text:span>C18,<text:span text:style-name="T1">C29</text:span>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2,C2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3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6.3x11mm</text:p>
            <text:p>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,C6,C7,C9,C10,</text:span></text:p>
            <text:p><text:span text:style-name="T2">C13,</text:span>C19,C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1N5819S4/SOD123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1,D3,D4,D6,D7,</text:span>D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-KA</text:p>
          </table:table-cell>
          <table:table-cell table:style-name="ce11" office:value-type="string" calcext:value-type="string">
            <text:p>D10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ESP32-WROVER-E</text:p>
          </table:table-cell>
          <table:table-cell table:style-name="ce24" office:value-type="string" calcext:value-type="string">
            <text:p>ESP32-WROVER(WROOM)-</text:p>
            <text:p>UNIVERSAL_MODULE</text:p>
          </table:table-cell>
          <table:table-cell table:style-name="ce24" office:value-type="string" calcext:value-type="string">
            <text:p>U6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F0505S-2WR2(SIP-7)</text:p>
          </table:table-cell>
          <table:table-cell table:style-name="ce11" office:value-type="string" calcext:value-type="string">
            <text:p>SIP-7_Universal</text:p>
          </table:table-cell>
          <table:table-cell table:style-name="ce11" office:value-type="string" calcext:value-type="string">
            <text:p>DCDC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24" office:value-type="string" calcext:value-type="string">
            <text:p>SN74LVC1G04DBVR(SOT23-5)</text:p>
          </table:table-cell>
          <table:table-cell table:style-name="ce24" office:value-type="string" calcext:value-type="string">
            <text:p>SOT-23-5</text:p>
          </table:table-cell>
          <table:table-cell table:style-name="ce24" office:value-type="string" calcext:value-type="string">
            <text:p>U8</text:p>
          </table:table-cell>
          <table:table-cell table:style-name="ce30"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PS2376D(SO-8)</text:p>
          </table:table-cell>
          <table:table-cell table:style-name="ce12" office:value-type="string" calcext:value-type="string">
            <text:p>SOIC-8</text:p>
          </table:table-cell>
          <table:table-cell table:style-name="ce12" office:value-type="string" calcext:value-type="string">
            <text:p>U2</text:p>
          </table:table-cell>
          <table:table-cell table:style-name="ce29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DW02S</text:p>
          </table:table-cell>
          <table:table-cell table:style-name="ce24" office:value-type="string" calcext:value-type="string">
            <text:p>BAT1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</text:p>
            <text:p>(ATFFS150A01BR016)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7,R49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SMBJ6.0A)</text:p>
          </table:table-cell>
          <table:table-cell table:style-name="ce11" office:value-type="string" calcext:value-type="string">
            <text:p>DO214A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2" table:number-rows-repeated="48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-ISO_Rev_L-BOM(WROVER)</text:span></text:p>
        </style:region-center>
        <style:region-right>
          <text:p><text:span text:style-name="MT2"><text:date style:data-style-name="N2" text:date-value="2022-10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15:22:34.414805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0T15:25:03.157554442</dc:date>
    <meta:editing-duration>PT2H28M4S</meta:editing-duration>
    <meta:editing-cycles>68</meta:editing-cycles>
    <meta:generator>LibreOffice/6.0.7.3$Linux_X86_64 LibreOffice_project/00m0$Build-3</meta:generator>
    <meta:document-statistic meta:table-count="1" meta:cell-count="288" meta:object-count="0"/>
  </office:meta>
</office:document-meta>
</file>